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ditionHolder.compareTo( RequestConditionHolder other ,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ConditionHolder.getMatchingCondition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ditionHolder.RequestConditionHolder( @ Nullable RequestCondition &lt; ? &gt; request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ditionHolder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ditionHolder.ge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ditionHolder.assertEqualConditionTypes( RequestCondition &lt; ? &gt; thisCondition , RequestCondition &lt; ? &gt; otherCond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ditionHolder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ditionHolder.combine( RequestConditionHolder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